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//************************************************************************************************</text:p>
      <text:p text:style-name="P1">//Andreas Landgrebe cs111 fall semester 2012</text:p>
      <text:p text:style-name="P1">//</text:p>
      <text:p text:style-name="P1">//Lab 9 Problem 1</text:p>
      <text:p text:style-name="P1">//</text:p>
      <text:p text:style-name="P1">//design and write a Java program that will declare and instantiate a linear array with ten elements.</text:p>
      <text:p text:style-name="P1">//*************************************************************************************************</text:p>
      <text:p text:style-name="P1"/>
      <text:p text:style-name="P1">public class Problem1</text:p>
      <text:p text:style-name="P1">{</text:p>
      <text:p text:style-name="P1"><text:s text:c="4"/>public static void main (String[] args)</text:p>
      <text:p text:style-name="P1"><text:s text:c="4"/>{</text:p>
      <text:p text:style-name="P1"><text:tab/>int [] x = new int [10];</text:p>
      <text:p text:style-name="P1"><text:tab/>populate (x);</text:p>
      <text:p text:style-name="P1"><text:tab/>System.out.println ("the populated array is: ");</text:p>
      <text:p text:style-name="P1"><text:tab/>for (int i = 0; i &lt; x.length; i++)</text:p>
      <text:p text:style-name="P1"><text:tab/> <text:s text:c="3"/>{</text:p>
      <text:p text:style-name="P1"><text:tab/> <text:s text:c="7"/>if (i != x.length - 1)</text:p>
      <text:p text:style-name="P1"><text:tab/><text:tab/> <text:s text:c="3"/>{</text:p>
      <text:p text:style-name="P1"><text:tab/><text:tab/><text:tab/>System.out.print (x[i] + "," );</text:p>
      <text:p text:style-name="P1"><text:tab/><text:tab/> <text:s text:c="3"/>}</text:p>
      <text:p text:style-name="P1"><text:tab/><text:tab/>else</text:p>
      <text:p text:style-name="P1"><text:tab/><text:tab/> <text:s text:c="3"/>System.out.println (x[i]);</text:p>
      <text:p text:style-name="P1"><text:tab/> <text:s text:c="3"/>}</text:p>
      <text:p text:style-name="P1"><text:tab/>int sum = sum (x);</text:p>
      <text:p text:style-name="P1"><text:tab/>System.out.println ("the sum of the array is: " + sum);</text:p>
      <text:p text:style-name="P1"><text:tab/>int product = product (x);</text:p>
      <text:p text:style-name="P1"><text:tab/>System.out.println ("the product of the <text:s/>array is: " + product);</text:p>
      <text:p text:style-name="P1"><text:tab/>int maximum = maximum (x);</text:p>
      <text:p text:style-name="P1"><text:tab/>System.out.println ("the max of the array is: " + maximum);</text:p>
      <text:p text:style-name="P1"><text:tab/>boolean inOrder1 = inOrder (x);</text:p>
      <text:p text:style-name="P1"><text:tab/>System.out.println ("the array is in order: " + inOrder1);</text:p>
      <text:p text:style-name="P1"><text:tab/>reverse (x);</text:p>
      <text:p text:style-name="P1"><text:tab/>System.out.println ("the reversed array is: ");</text:p>
      <text:p text:style-name="P1"><text:tab/>for (int i = 0; i &lt; x.length; i++)</text:p>
      <text:p text:style-name="P1"><text:tab/> <text:s text:c="3"/>{</text:p>
      <text:p text:style-name="P1"><text:tab/> <text:s text:c="7"/>if (i != x.length - 1)</text:p>
      <text:p text:style-name="P1"><text:tab/><text:tab/> <text:s text:c="3"/>{</text:p>
      <text:p text:style-name="P1"><text:tab/><text:tab/><text:tab/>System.out.print (x[i] + "," );</text:p>
      <text:p text:style-name="P1"><text:tab/><text:tab/> <text:s text:c="3"/>}</text:p>
      <text:p text:style-name="P1"><text:tab/><text:tab/>else</text:p>
      <text:p text:style-name="P1"><text:tab/><text:tab/> <text:s text:c="3"/>System.out.println (x[i]);</text:p>
      <text:p text:style-name="P1"><text:tab/> <text:s text:c="3"/>}</text:p>
      <text:p text:style-name="P1"><text:tab/>boolean inOrder = inOrder (x);</text:p>
      <text:p text:style-name="P1"><text:tab/>System.out.println ("the reversed array is in order: " + inOrder);</text:p>
      <text:p text:style-name="P1"><text:tab/>boolean LargerThanEach = LargerThanEach (x, 47);</text:p>
      <text:p text:style-name="P1"><text:soft-page-break/><text:tab/>System.out.println ("the reversed array is larger than 47: "+LargerThanEach);</text:p>
      <text:p text:style-name="P1"><text:tab/>boolean LargerThanEach1 = LargerThanEach (x, 4);</text:p>
      <text:p text:style-name="P1"><text:tab/>System.out.println ("the reversed array is larger than 4: " +LargerThanEach1);</text:p>
      <text:p text:style-name="P1"><text:s text:c="4"/>}</text:p>
      <text:p text:style-name="P1"/>
      <text:p text:style-name="P1"/>
      <text:p text:style-name="P1"><text:s text:c="4"/>public static void populate(int [] x)</text:p>
      <text:p text:style-name="P1">{</text:p>
      <text:p text:style-name="P1"><text:s text:c="4"/>int i;</text:p>
      <text:p text:style-name="P1"><text:s text:c="4"/>int count = 0;</text:p>
      <text:p text:style-name="P1"><text:s text:c="4"/>for(i = 0; i &lt; x.length; i++)</text:p>
      <text:p text:style-name="P1"><text:tab/>{</text:p>
      <text:p text:style-name="P1"><text:tab/> <text:s text:c="3"/>x[i] = x.length - i;</text:p>
      <text:p text:style-name="P1"><text:tab/>}</text:p>
      <text:p text:style-name="P1">}</text:p>
      <text:p text:style-name="P1"/>
      <text:p text:style-name="P1"><text:s text:c="4"/>public static int sum (int [] x)</text:p>
      <text:p text:style-name="P1"><text:s text:c="4"/>{</text:p>
      <text:p text:style-name="P1"><text:tab/>int sum = 0;</text:p>
      <text:p text:style-name="P1"><text:tab/>for (int i = 0; i&lt;x.length; i++)</text:p>
      <text:p text:style-name="P1"><text:tab/> <text:s text:c="3"/>{</text:p>
      <text:p text:style-name="P1"><text:tab/><text:tab/>sum = sum + x[i];</text:p>
      <text:p text:style-name="P1"><text:tab/> <text:s text:c="3"/>}</text:p>
      <text:p text:style-name="P1"><text:tab/>return sum;</text:p>
      <text:p text:style-name="P1"><text:s text:c="4"/>}</text:p>
      <text:p text:style-name="P1"/>
      <text:p text:style-name="P1"><text:s text:c="4"/>public static int product (int [] x)</text:p>
      <text:p text:style-name="P1"><text:s text:c="4"/>{</text:p>
      <text:p text:style-name="P1"><text:tab/>int product = 1;</text:p>
      <text:p text:style-name="P1"><text:tab/>for (int i = 0; i&lt;x.length; i++)</text:p>
      <text:p text:style-name="P1"><text:tab/> <text:s text:c="3"/>{</text:p>
      <text:p text:style-name="P1"><text:tab/><text:tab/>product = product * x[i];</text:p>
      <text:p text:style-name="P1"><text:tab/> <text:s text:c="3"/>}</text:p>
      <text:p text:style-name="P1"><text:tab/>return product;</text:p>
      <text:p text:style-name="P1"><text:s text:c="4"/>}</text:p>
      <text:p text:style-name="P1"><text:s text:c="4"/></text:p>
      <text:p text:style-name="P1"><text:s text:c="4"/>public static int maximum (int [] x)</text:p>
      <text:p text:style-name="P1"><text:s text:c="4"/>{</text:p>
      <text:p text:style-name="P1"><text:tab/>int max = 0;</text:p>
      <text:p text:style-name="P1"><text:tab/>max = 0;</text:p>
      <text:p text:style-name="P1"><text:tab/>for (int i = 0; i&lt;x.length; i++)</text:p>
      <text:p text:style-name="P1"><text:tab/> <text:s text:c="3"/>{</text:p>
      <text:p text:style-name="P1"><text:tab/><text:tab/>if (x[i] &gt; max)</text:p>
      <text:p text:style-name="P1"><text:tab/><text:tab/> <text:s text:c="3"/>max = x[i];</text:p>
      <text:p text:style-name="P1"><text:tab/> <text:s text:c="3"/>}</text:p>
      <text:p text:style-name="P1"><text:tab/>return max;</text:p>
      <text:p text:style-name="P1"><text:s text:c="4"/>}</text:p>
      <text:p text:style-name="P1"><text:s text:c="4"/>public static void reverse (int [] x)</text:p>
      <text:p text:style-name="P1"><text:s text:c="4"/>{</text:p>
      <text:p text:style-name="P1"><text:soft-page-break/><text:tab/>int i = 0;</text:p>
      <text:p text:style-name="P1"><text:tab/>int temp = 0;</text:p>
      <text:p text:style-name="P1"><text:tab/>for (i = 0; i &lt; x.length / 2; i++)</text:p>
      <text:p text:style-name="P1"><text:tab/> <text:s text:c="3"/>{</text:p>
      <text:p text:style-name="P1"><text:tab/><text:tab/>temp = x[i];</text:p>
      <text:p text:style-name="P1"><text:tab/><text:tab/>x[i] = x[x.length - 1 - i];</text:p>
      <text:p text:style-name="P1"><text:tab/><text:tab/>x[x.length - 1 - i] = temp;</text:p>
      <text:p text:style-name="P1"><text:tab/> <text:s text:c="3"/>}</text:p>
      <text:p text:style-name="P1"><text:s text:c="4"/>}</text:p>
      <text:p text:style-name="P1"><text:s text:c="4"/>public static boolean inOrder (int [] x)</text:p>
      <text:p text:style-name="P1"><text:s text:c="4"/>{</text:p>
      <text:p text:style-name="P1"><text:tab/>int i = 0;</text:p>
      <text:p text:style-name="P1"><text:tab/>for (;i &lt; x.length - 1; i++)</text:p>
      <text:p text:style-name="P1"><text:tab/> <text:s text:c="3"/>{</text:p>
      <text:p text:style-name="P1"><text:tab/><text:tab/>if (x[i] &gt; x[i + 1])</text:p>
      <text:p text:style-name="P1"><text:tab/><text:tab/> <text:s text:c="3"/>return false;</text:p>
      <text:p text:style-name="P1"><text:tab/> <text:s text:c="3"/>}</text:p>
      <text:p text:style-name="P1"><text:tab/>return true;</text:p>
      <text:p text:style-name="P1"><text:s text:c="4"/>}</text:p>
      <text:p text:style-name="P1"><text:s text:c="4"/>public static boolean LargerThanEach (int [] x, int a)</text:p>
      <text:p text:style-name="P1"><text:s text:c="4"/>{</text:p>
      <text:p text:style-name="P1"><text:tab/>for (int i = 0; i&lt;x.length; i++)</text:p>
      <text:p text:style-name="P1"><text:tab/> <text:s text:c="3"/>if (x[i] &gt; a)</text:p>
      <text:p text:style-name="P1"><text:tab/><text:tab/>return false;</text:p>
      <text:p text:style-name="P1"><text:tab/>return true;</text:p>
      <text:p text:style-name="P1"><text:s text:c="4"/>}<text:tab/><text:tab/></text:p>
      <text:p text:style-name="P1"><text:s text:c="4"/></text:p>
      <text:p text:style-name="P1">} <text:s text:c="3"/></text:p>
      <text:p text:style-name="P1"><text:tab/><text:tab/></text:p>
      <text:p text:style-name="P1"><text:tab/><text:tab/></text:p>
      <text:p text:style-name="P1"><text:tab/><text:tab/>Script started on Tue 13 Nov 2012 08:41:42 PM EST<text:line-break/>#]0;landgrebea@aldenv106: ~/cs111/lab9#landgrebea@aldenv106:~/cs111/lab9$ javac##[K##[K##[K##[K##[K#java Problem`1##[K##[K1</text:p>
      <text:p text:style-name="P1">the populated array is: </text:p>
      <text:p text:style-name="P1">10,9,8,7,6,5,4,3,2,1</text:p>
      <text:p text:style-name="P1">the sum of the array is: 55</text:p>
      <text:p text:style-name="P1">the product of the <text:s/>array is: 3628800</text:p>
      <text:p text:style-name="P1">the max of the array is: 10</text:p>
      <text:p text:style-name="P1">the array is in order: false</text:p>
      <text:p text:style-name="P1">the reversed array is: </text:p>
      <text:p text:style-name="P1">1,2,3,4,5,6,7,8,9,10</text:p>
      <text:p text:style-name="P1">the reversed array is in order: true</text:p>
      <text:p text:style-name="P1">the reversed array is larger than 47: true</text:p>
      <text:p text:style-name="P1">the reversed array is larger than 4: false</text:p>
      <text:p text:style-name="P1">#]0;landgrebea@aldenv106: ~/cs111/lab9#landgrebea@aldenv106:~/cs111/lab9$ exit</text:p>
      <text:p text:style-name="P1">exit</text:p>
      <text:p text:style-name="P1"><text:line-break/>Script done on Tue 13 Nov 2012 08:42:08 PM ES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1-13T20:43:23</meta:creation-date>
    <dc:date>2012-11-13T20:44:26</dc:date>
    <dc:creator>Andreas Landgrebe</dc:creator>
    <meta:editing-duration>P0D</meta:editing-duration>
    <meta:editing-cycles>1</meta:editing-cycles>
    <meta:document-statistic meta:table-count="0" meta:image-count="0" meta:object-count="0" meta:page-count="3" meta:paragraph-count="136" meta:word-count="540" meta:character-count="3368" meta:non-whitespace-character-count="2621"/>
    <meta:generator>LibreOffice/3.5$Linux_X86_64 LibreOffice_project/350m1$Build-2</meta:generator>
  </office:meta>
</office:document-meta>
</file>